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automatic-styles>
    <style:style style:name="P1" style:family="paragraph">
      <style:text-properties style:font-name="Times New Roman" fo:font-size="15pt" style:font-size-asian="15pt" style:font-size-complex="15pt"/>
    </style:style>
    <style:style style:name="P2" style:family="paragraph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text-properties style:font-name="Times New Roman" fo:font-size="15pt" officeooo:paragraph-rsid="000a3e36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list-style-name="L1"/>
    <style:style style:name="P7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</style:style>
    <style:style style:name="P8" style:family="paragraph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</style:style>
    <style:style style:name="P9" style:family="paragraph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</style:style>
    <style:style style:name="P10" style:family="paragraph">
      <style:text-properties style:font-name="Times New Roman" fo:font-size="15pt" style:font-size-asian="15pt" style:font-size-complex="15pt"/>
    </style:style>
    <style:style style:name="P11" style:family="paragraph" style:list-style-name="L2">
      <style:text-properties style:font-name="Times New Roman" fo:font-size="15pt" style:font-size-asian="15pt" style:font-size-complex="15pt"/>
    </style:style>
    <style:style style:name="P12" style:family="paragraph" style:parent-style-name="Text_20_body" style:list-style-name="L2">
      <style:text-properties style:font-name="Times New Roman" fo:font-size="15pt" style:font-size-asian="15pt" style:font-size-complex="15pt"/>
    </style:style>
    <style:style style:name="P13" style:family="paragraph" style:parent-style-name="Text_20_body">
      <style:text-properties style:font-name="Times New Roman" fo:font-size="15pt" style:font-size-asian="15pt" style:font-size-complex="15pt"/>
    </style:style>
    <style:style style:name="P14" style:family="paragraph" style:list-style-name="L3"/>
    <style:style style:name="T1" style:family="text">
      <style:text-properties officeooo:rsid="000a009c"/>
    </style:style>
    <style:style style:name="T2" style:family="text">
      <style:text-properties fo:font-size="20pt" officeooo:rsid="000a009c" style:font-size-asian="17.5pt" style:font-size-complex="20pt"/>
    </style:style>
    <style:style style:name="T3" style:family="text">
      <style:text-properties fo:font-size="20pt" officeooo:rsid="000a009c" style:font-size-asian="20pt" style:font-size-complex="20pt"/>
    </style:style>
    <style:style style:name="T4" style:family="text">
      <style:text-properties fo:font-size="20pt" fo:font-weight="bold" officeooo:rsid="000a009c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0a009c" style:font-size-asian="20pt" style:font-weight-asian="bold" style:font-size-complex="20pt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5pt" style:font-size-asian="13.1000003814697pt" style:font-size-complex="15pt"/>
    </style:style>
    <style:style style:name="T8" style:family="text">
      <style:text-properties style:font-name="Times New Roman" fo:font-size="15pt" style:font-size-asian="15pt" style:font-size-complex="15pt"/>
    </style:style>
    <style:style style:name="T9" style:family="text">
      <style:text-properties style:font-name="Times New Roman" fo:font-size="15pt" officeooo:rsid="000a009c" style:font-size-asian="15pt" style:font-size-complex="15pt"/>
    </style:style>
    <style:style style:name="T10" style:family="text">
      <style:text-properties style:font-name="Times New Roman" fo:font-size="15pt" officeooo:rsid="000a3e36" style:font-size-asian="15pt" style:font-size-complex="15pt"/>
    </style:style>
    <style:style style:name="T11" style:family="text">
      <style:text-properties style:font-name="Times New Roman" officeooo:rsid="000a009c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3pt" officeooo:rsid="000a009c" style:font-size-asian="13pt" style:font-size-complex="13pt"/>
    </style:style>
    <style:style style:name="T14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<text:s text:c="21"/></text:span><text:span text:style-name="T4"><text:s/></text:span><text:span text:style-name="T5">SLACKBOT</text:span></text:p>
      <text:p text:style-name="P3"><text:span text:style-name="T2"/></text:p>
      <text:p text:style-name="P5"><text:span text:style-name="T6"><text:s text:c="12"/></text:span><text:span text:style-name="T8">Slacktbot is an interactive Streamlit web application designed to enable users to input keywords through multiple flexible methods </text:span><text:span text:style-name="T9">like</text:span><text:span text:style-name="T8"> perform </text:span><text:span text:style-name="T9">the</text:span><text:span text:style-name="T8"> semantic clustering of those keywords </text:span><text:span text:style-name="T9">. To </text:span><text:span text:style-name="T8">generate structured content outlines using Wikipedia data </text:span><text:span text:style-name="T9">to</text:span><text:span text:style-name="T8"> produce post ideas along with a downloadable PDF report summarizing the results. </text:span></text:p>
      <text:h text:style-name="Heading_20_2" text:outline-level="2"><text:bookmark text:name="features"/><text:span text:style-name="T6">Features</text:span></text:h>
      <text:list xml:id="list2254587918" text:style-name="L1">
        <text:list-item>
          <text:p text:style-name="Text_20_body"><text:span text:style-name="Strong_20_Emphasis"><text:span text:style-name="T8">Multiple Keyword Input Modes</text:span></text:span><text:span text:style-name="T8"><text:line-break/> <text:s text:c="9"/>Input keywords manually via 3-4 text fields </text:span><text:span text:style-name="T9">and </text:span><text:span text:style-name="T8"><text:s/>upload a CSV file or paste multiple keywords in a text area.</text:span></text:p>
        </text:list-item>
        <text:list-item>
          <text:p text:style-name="Text_20_body"><text:span text:style-name="Strong_20_Emphasis"><text:span text:style-name="T8">Data Cleaning and Normalization</text:span></text:span><text:span text:style-name="T8"><text:line-break/> <text:s text:c="9"/>Keywords are cleaned by removing special characters </text:span><text:span text:style-name="T9">like </text:span><text:span text:style-name="T8">converting to lowercase and deduplicated.</text:span></text:p>
        </text:list-item>
        <text:list-item>
          <text:p text:style-name="Text_20_body"><text:span text:style-name="Strong_20_Emphasis"><text:span text:style-name="T8">Semantic Clustering with SentenceTransformer and KMeans</text:span></text:span><text:span text:style-name="T8"><text:line-break/> <text:s text:c="8"/>Generates meaningful groups of related keywords based on sentence embeddings.</text:span></text:p>
        </text:list-item>
        <text:list-item>
          <text:p text:style-name="Text_20_body"><text:span text:style-name="Strong_20_Emphasis"><text:span text:style-name="T8">Content Outline Generation Using Wikipedia API</text:span></text:span><text:span text:style-name="T8"><text:line-break/> <text:s text:c="8"/>Fetches summary info and constructs outlines with structured sections for each keyword.</text:span></text:p>
        </text:list-item>
        <text:list-item>
          <text:p text:style-name="Text_20_body"><text:span text:style-name="Strong_20_Emphasis"><text:span text:style-name="T8">Post Idea Generation</text:span></text:span><text:span text:style-name="T8"><text:line-break/> <text:s text:c="7"/>Creates context-aware blog post ideas covering grouped keywords.</text:span></text:p>
        </text:list-item>
        <text:list-item>
          <text:p text:style-name="P7"><text:span text:style-name="Strong_20_Emphasis"><text:span text:style-name="T8">PDF Report Export</text:span></text:span><text:span text:style-name="T8"><text:line-break/> <text:s text:c="7"/>Outputs a formatted PDF file containing keywords ,clusters, outlines and post ideas for offline use.</text:span></text:p>
        </text:list-item>
      </text:list>
      <text:h text:style-name="Heading_20_2" text:outline-level="2"><text:bookmark text:name="dependencies"/>Dependencies</text:h>
      <text:list xml:id="list701359822" text:style-name="L2">
        <text:list-item>
          <text:p text:style-name="P12">streamlit</text:p>
        </text:list-item>
        <text:list-item>
          <text:p text:style-name="P12">pandas</text:p>
        </text:list-item>
        <text:list-item>
          <text:p text:style-name="P12">scikit-learn</text:p>
        </text:list-item>
        <text:list-item>
          <text:p text:style-name="P12">sentence_transformers</text:p>
        </text:list-item>
        <text:list-item>
          <text:p text:style-name="P12"><text:soft-page-break/>fpdf</text:p>
        </text:list-item>
        <text:list-item>
          <text:p text:style-name="P12">requests</text:p>
        </text:list-item>
      </text:list>
      <text:p text:style-name="P13"/>
      <text:h text:style-name="Heading_20_2" text:outline-level="2"><text:bookmark text:name="code-structure-highlights"/>Code Structure Highlights</text:h>
      <text:list xml:id="list2015358006" text:style-name="L3">
        <text:list-item>
          <text:p text:style-name="Text_20_body"><text:span text:style-name="Strong_20_Emphasis"><text:span text:style-name="T8">Input Handling</text:span></text:span><text:span text:style-name="T8"><text:line-break/> <text:s text:c="9"/>Uses Streamlit widgets for text inputs </text:span><text:span text:style-name="T10">like </text:span><text:span text:style-name="T8">file uploader, <text:s/>textarea for flexible keyword entry.</text:span></text:p>
        </text:list-item>
        <text:list-item>
          <text:p text:style-name="Text_20_body"><text:span text:style-name="Strong_20_Emphasis"><text:span text:style-name="T8">Cleaning Function</text:span></text:span><text:span text:style-name="T8"><text:line-break/> <text:s text:c="9"/>Regex-based cleaning to normalize </text:span><text:span text:style-name="T10">the</text:span><text:span text:style-name="T8"> strings.</text:span></text:p>
        </text:list-item>
        <text:list-item>
          <text:p text:style-name="Text_20_body"><text:span text:style-name="Strong_20_Emphasis"><text:span text:style-name="T8">Embedding Model</text:span></text:span><text:span text:style-name="T8"><text:line-break/> <text:s text:c="9"/>Pretrained</text:span><text:span text:style-name="T10">(</text:span><text:span text:style-name="Source_20_Text"><text:span text:style-name="T8">all-MiniLM-L6-v2</text:span></text:span><text:span text:style-name="Source_20_Text"><text:span text:style-name="T10">)</text:span></text:span><text:span text:style-name="T8">model encodes keywords into dense vectors.</text:span></text:p>
        </text:list-item>
        <text:list-item>
          <text:p text:style-name="Text_20_body"><text:span text:style-name="Strong_20_Emphasis"><text:span text:style-name="T8">Clustering Logic</text:span></text:span><text:span text:style-name="T8"><text:line-break/> <text:s text:c="9"/>K-Means applied dynamically based on input size with cluster display.</text:span></text:p>
        </text:list-item>
        <text:list-item>
          <text:p text:style-name="Text_20_body"><text:span text:style-name="Strong_20_Emphasis"><text:span text:style-name="T8">Outline Fetching</text:span></text:span><text:span text:style-name="T8"><text:line-break/> <text:s text:c="8"/>Wikipedia API used to retrieve summary notes with fallback for missing pages.</text:span></text:p>
        </text:list-item>
        <text:list-item>
          <text:p text:style-name="Text_20_body"><text:span text:style-name="Strong_20_Emphasis"><text:span text:style-name="T8">PDF Generation</text:span></text:span><text:span text:style-name="T8"><text:line-break/> <text:s text:c="8"/>Uses FPDF to build well-structured document with all details visible on UI.</text:span></text:p>
        </text:list-item>
      </text:list>
      <text:p text:style-name="P13"><text:line-break/></text:p>
      <text:p text:style-name="P13"/>
      <text:p text:style-name="Text_20_body"><text:span text:style-name="T8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7T14:43:37.971000000</meta:creation-date>
    <dc:date>2025-10-17T15:00:09.252000000</dc:date>
    <meta:editing-duration>PT5M43S</meta:editing-duration>
    <meta:editing-cycles>1</meta:editing-cycles>
    <meta:document-statistic meta:table-count="0" meta:image-count="0" meta:object-count="0" meta:page-count="2" meta:paragraph-count="24" meta:word-count="254" meta:character-count="1881" meta:non-whitespace-character-count="1517"/>
    <meta:generator>LibreOffice/7.3.3.2$Windows_X86_64 LibreOffice_project/d1d0ea68f081ee2800a922cac8f79445e4603348</meta:generator>
  </office:meta>
</office:document-meta>
</file>